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December 2023</text:p>
          </table:table-cell>
          <table:covered-table-cell table:number-columns-repeated="4"/>
          <table:table-cell table:number-columns-repeated="16379" table:style-name="ce1"/>
        </table:table-row>
        <table:table-row table:style-name="ro2">
          <table:table-cell office:value-type="string" table:style-name="ce2">
            <text:p>Report Date : 29/12/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21" table:style-name="ce7">
            <text:p>1121</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7" table:style-name="ce7">
            <text:p>97</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2" table:style-name="ce7">
            <text:p>392</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72" table:style-name="ce7">
            <text:p>197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64" table:style-name="ce7">
            <text:p>964</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04" table:style-name="ce7">
            <text:p>90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2" table:style-name="ce7">
            <text:p>642</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5" table:style-name="ce7">
            <text:p>775</text:p>
          </table:table-cell>
          <table:table-cell office:value-type="float" office:value="769" table:style-name="ce7">
            <text:p>769</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58" table:style-name="ce7">
            <text:p>158</text:p>
          </table:table-cell>
          <table:table-cell office:value-type="float" office:value="90" table:style-name="ce7">
            <text:p>90</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39" table:style-name="ce7">
            <text:p>639</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0" table:style-name="ce7">
            <text:p>330</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098" table:style-name="ce7">
            <text:p>1098</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1" table:style-name="ce7">
            <text:p>1141</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59" table:style-name="ce7">
            <text:p>959</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4" table:style-name="ce7">
            <text:p>384</text:p>
          </table:table-cell>
          <table:table-cell office:value-type="float" office:value="341" table:style-name="ce7">
            <text:p>341</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23" table:style-name="ce7">
            <text:p>1123</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96" table:style-name="ce7">
            <text:p>496</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33" table:style-name="ce7">
            <text:p>53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687" table:style-name="ce7">
            <text:p>1687</text:p>
          </table:table-cell>
          <table:table-cell office:value-type="float" office:value="1654" table:style-name="ce7">
            <text:p>1654</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89" table:style-name="ce7">
            <text:p>389</text:p>
          </table:table-cell>
          <table:table-cell office:value-type="float" office:value="363" table:style-name="ce7">
            <text:p>363</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26" table:style-name="ce7">
            <text:p>1426</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485" table:style-name="ce7">
            <text:p>1485</text:p>
          </table:table-cell>
          <table:table-cell office:value-type="float" office:value="1430" table:style-name="ce7">
            <text:p>1430</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46" table:style-name="ce7">
            <text:p>846</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19" table:style-name="ce7">
            <text:p>519</text:p>
          </table:table-cell>
          <table:table-cell office:value-type="float" office:value="475" table:style-name="ce7">
            <text:p>475</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499" table:style-name="ce7">
            <text:p>499</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8" table:style-name="ce7">
            <text:p>498</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10" table:style-name="ce7">
            <text:p>101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60" table:style-name="ce7">
            <text:p>1160</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9" table:style-name="ce7">
            <text:p>127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11" table:style-name="ce7">
            <text:p>61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76" table:style-name="ce7">
            <text:p>976</text:p>
          </table:table-cell>
          <table:table-cell office:value-type="float" office:value="952" table:style-name="ce7">
            <text:p>95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01" table:style-name="ce7">
            <text:p>100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9" table:style-name="ce7">
            <text:p>1089</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67" table:style-name="ce7">
            <text:p>667</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84" table:style-name="ce7">
            <text:p>18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6" table:style-name="ce7">
            <text:p>556</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53" table:style-name="ce7">
            <text:p>105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279" table:style-name="ce7">
            <text:p>279</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9" table:style-name="ce7">
            <text:p>659</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0" table:style-name="ce7">
            <text:p>1230</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3" table:style-name="ce7">
            <text:p>863</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83" table:style-name="ce7">
            <text:p>28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38" table:style-name="ce7">
            <text:p>838</text:p>
          </table:table-cell>
          <table:table-cell office:value-type="float" office:value="832" table:style-name="ce7">
            <text:p>832</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44" table:style-name="ce7">
            <text:p>744</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49" table:style-name="ce7">
            <text:p>1049</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4" table:style-name="ce7">
            <text:p>344</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87" table:style-name="ce7">
            <text:p>287</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4" table:style-name="ce7">
            <text:p>1324</text:p>
          </table:table-cell>
          <table:table-cell office:value-type="float" office:value="1348" table:style-name="ce7">
            <text:p>1348</text:p>
          </table:table-cell>
          <table:table-cell office:value-type="float" office:value="1338" table:style-name="ce7">
            <text:p>1338</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56" table:style-name="ce7">
            <text:p>75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02" table:style-name="ce7">
            <text:p>902</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11" table:style-name="ce7">
            <text:p>2111</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97" table:style-name="ce7">
            <text:p>1797</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08" table:style-name="ce7">
            <text:p>120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0" table:style-name="ce7">
            <text:p>520</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47" table:style-name="ce7">
            <text:p>647</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8" table:style-name="ce7">
            <text:p>1088</text:p>
          </table:table-cell>
          <table:table-cell office:value-type="float" office:value="1053" table:style-name="ce7">
            <text:p>1053</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12" table:style-name="ce7">
            <text:p>1012</text:p>
          </table:table-cell>
          <table:table-cell table:number-columns-repeated="16379" table:style-name="ce1"/>
        </table:table-row>
        <table:table-row table:style-name="ro3">
          <table:table-cell office:value-type="string" table:style-name="ce6">
            <text:p>Rochester</text:p>
          </table:table-cell>
          <table:table-cell office:value-type="float" office:value="802" table:style-name="ce7">
            <text:p>802</text:p>
          </table:table-cell>
          <table:table-cell office:value-type="float" office:value="699" table:style-name="ce7">
            <text:p>699</text:p>
          </table:table-cell>
          <table:table-cell office:value-type="float" office:value="706" table:style-name="ce7">
            <text:p>706</text:p>
          </table:table-cell>
          <table:table-cell office:value-type="float" office:value="696" table:style-name="ce7">
            <text:p>696</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15" table:style-name="ce7">
            <text:p>215</text:p>
          </table:table-cell>
          <table:table-cell office:value-type="float" office:value="203" table:style-name="ce7">
            <text:p>203</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4" table:style-name="ce7">
            <text:p>444</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0" table:style-name="ce7">
            <text:p>1050</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3" table:style-name="ce7">
            <text:p>753</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852" table:style-name="ce7">
            <text:p>852</text:p>
          </table:table-cell>
          <table:table-cell office:value-type="float" office:value="809" table:style-name="ce7">
            <text:p>809</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22" table:style-name="ce7">
            <text:p>42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6" table:style-name="ce7">
            <text:p>60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5" table:style-name="ce7">
            <text:p>103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628" table:style-name="ce7">
            <text:p>1628</text:p>
          </table:table-cell>
          <table:table-cell office:value-type="float" office:value="1580" table:style-name="ce7">
            <text:p>1580</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906" table:style-name="ce7">
            <text:p>906</text:p>
          </table:table-cell>
          <table:table-cell office:value-type="float" office:value="911" table:style-name="ce7">
            <text:p>911</text:p>
          </table:table-cell>
          <table:table-cell office:value-type="float" office:value="898" table:style-name="ce7">
            <text:p>898</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68" table:style-name="ce7">
            <text:p>868</text:p>
          </table:table-cell>
          <table:table-cell office:value-type="float" office:value="850" table:style-name="ce7">
            <text:p>850</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76" table:style-name="ce7">
            <text:p>76</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306" table:style-name="ce7">
            <text:p>306</text:p>
          </table:table-cell>
          <table:table-cell office:value-type="float" office:value="147" table:style-name="ce7">
            <text:p>147</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354" table:style-name="ce7">
            <text:p>354</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25" table:style-name="ce7">
            <text:p>1225</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Total</text:p>
          </table:table-cell>
          <table:table-cell office:value-type="float" office:value="83061" table:style-name="ce7">
            <text:p>83061</text:p>
          </table:table-cell>
          <table:table-cell office:value-type="float" office:value="79454" table:style-name="ce7">
            <text:p>79454</text:p>
          </table:table-cell>
          <table:table-cell office:value-type="string" table:style-name="ce7">
            <text:p>88987**</text:p>
          </table:table-cell>
          <table:table-cell office:value-type="float" office:value="87216" table:style-name="ce7">
            <text:p>87216</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December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meta:initial-creator>Elden, Dawn [NOMS]</meta:initial-creator>
    <dc:creator>Elden, Dawn</dc:creator>
    <meta:creation-date>2021-06-28T15:16:42Z</meta:creation-date>
    <dc:date>2024-01-12T09:19:30Z</dc:date>
    <meta:editing-duration>PT0S</meta:editing-duration>
    <meta:user-defined meta:name="ContentTypeId">0x0101007437784DDA6E8C4A82A3E362E8B24045</meta:user-defined>
  </office:meta>
</office:document-meta>
</file>